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69cm" table:align="righ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1.974cm"/>
    </style:style>
    <style:style style:name="Table1.C" style:family="table-column">
      <style:table-column-properties style:column-width="5.398cm"/>
    </style:style>
    <style:style style:name="Table1.D" style:family="table-column">
      <style:table-column-properties style:column-width="7.2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Rial" fo:font-size="10pt" fo:font-style="normal" style:font-size-asian="10pt" style:font-style-asian="normal" style:font-size-complex="10pt" style:font-style-complex="normal"/>
    </style:style>
    <style:style style:name="P2" style:family="paragraph" style:parent-style-name="Text_20_body">
      <style:text-properties fo:color="#008000" fo:font-style="italic" style:font-style-asian="italic" style:font-style-complex="italic"/>
    </style:style>
    <style:style style:name="P3" style:family="paragraph" style:parent-style-name="Text_20_body">
      <style:text-properties fo:color="#008000" style:font-name="Arial1" fo:font-style="italic" officeooo:paragraph-rsid="002d5f92" style:font-style-asian="italic" style:font-style-complex="italic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ext_20_body">
      <style:paragraph-properties fo:line-height="100%" fo:hyphenation-ladder-count="no-limit"/>
      <style:text-properties style:use-window-font-color="true" style:font-name="Arial1" fo:font-size="11pt" fo:font-style="normal" officeooo:paragraph-rsid="000d9913" style:font-size-asian="11pt" style:font-style-asian="normal" style:font-size-complex="11pt" style:font-style-complex="normal" fo:hyphenate="true" fo:hyphenation-remain-char-count="2" fo:hyphenation-push-char-count="2"/>
    </style:style>
    <style:style style:name="P6" style:family="paragraph" style:parent-style-name="Text_20_body">
      <style:paragraph-properties fo:line-height="100%" fo:hyphenation-ladder-count="no-limit"/>
      <style:text-properties style:use-window-font-color="true" style:font-name="Arial1" fo:font-size="11pt" fo:font-style="normal" officeooo:rsid="000d9913" officeooo:paragraph-rsid="000d9913" style:font-size-asian="11pt" style:font-style-asian="normal" style:font-size-complex="11pt" style:font-style-complex="normal" fo:hyphenate="true" fo:hyphenation-remain-char-count="2" fo:hyphenation-push-char-count="2"/>
    </style:style>
    <style:style style:name="P7" style:family="paragraph" style:parent-style-name="Text_20_body">
      <style:text-properties style:use-window-font-color="true" style:font-name="Arial1" fo:font-size="11pt" fo:font-style="normal" officeooo:rsid="00115745" officeooo:paragraph-rsid="00115745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Arial1"/>
    </style:style>
    <style:style style:name="P9" style:family="paragraph" style:parent-style-name="Text_20_body">
      <style:paragraph-properties fo:line-height="100%" fo:hyphenation-ladder-count="no-limit"/>
      <style:text-properties style:font-name="Arial1" officeooo:paragraph-rsid="000ec254" fo:hyphenate="true" fo:hyphenation-remain-char-count="2" fo:hyphenation-push-char-count="2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rsid="001a24bd" officeooo:paragraph-rsid="001a24bd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190f4b" officeooo:paragraph-rsid="00190f4b" style:font-size-asian="11pt" style:font-size-complex="11pt"/>
    </style:style>
    <style:style style:name="P12" style:family="paragraph" style:parent-style-name="Text_20_body">
      <style:text-properties style:font-name="Arial1" fo:font-size="11pt" officeooo:rsid="00190f4b" officeooo:paragraph-rsid="00190f4b" style:font-size-asian="11pt" style:font-size-complex="11pt"/>
    </style:style>
    <style:style style:name="P13" style:family="paragraph" style:parent-style-name="Text_20_body">
      <style:text-properties style:font-name="Arial1" fo:font-size="11pt" officeooo:rsid="001d3092" officeooo:paragraph-rsid="001d3092" style:font-size-asian="11pt" style:font-size-complex="11pt"/>
    </style:style>
    <style:style style:name="P14" style:family="paragraph" style:parent-style-name="Standard">
      <style:paragraph-properties fo:margin-top="3.81cm" fo:margin-bottom="0cm" loext:contextual-spacing="false" fo:text-align="center" style:justify-single-word="false"/>
      <style:text-properties style:font-name="timmons" fo:font-size="14pt" fo:font-style="italic" fo:font-weight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6pt" fo:font-weight="bold" officeooo:paragraph-rsid="00207ad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17" style:family="paragraph" style:parent-style-name="Contents_20_Heading">
      <style:text-properties fo:color="#0066ff" style:font-name="ARial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4bd" officeooo:paragraph-rsid="001a24bd" style:text-blinking="false" fo:background-color="transparent" style:font-size-asian="11pt" style:font-size-complex="11pt"/>
    </style:style>
    <style:style style:name="P19" style:family="paragraph" style:parent-style-name="Text_20_body" style:master-page-name="">
      <style:paragraph-properties fo:orphans="2" fo:widows="2" style:page-number="auto"/>
      <style:text-properties fo:color="#0000ff"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font-name="ARial" fo:font-size="11pt" officeooo:rsid="000d9913" officeooo:paragraph-rsid="000d9913" fo:background-color="transparent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ARial" fo:font-size="11pt" fo:background-color="transparen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5f92" officeooo:paragraph-rsid="002d5f92" style:font-size-asian="9.60000038146973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d5f92" officeooo:paragraph-rsid="0032f384" style:font-size-asian="9.60000038146973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style="italic" officeooo:rsid="002d5f92" officeooo:paragraph-rsid="002d5f92" style:font-size-asian="9.60000038146973pt" style:font-style-asian="italic" style:font-size-complex="11pt" style:font-style-complex="italic"/>
    </style:style>
    <style:style style:name="P25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29" style:family="paragraph" style:parent-style-name="Heading" style:master-page-name="Introduction">
      <style:paragraph-properties fo:text-align="center" style:justify-single-word="false" style:page-number="1" fo:break-before="page"/>
    </style:style>
    <style:style style:name="P30" style:family="paragraph" style:parent-style-name="Text_20_body" style:list-style-name="L1">
      <style:text-properties style:use-window-font-color="true" style:font-name="Arial1" fo:font-size="11pt" fo:font-style="normal" officeooo:rsid="0017332e" officeooo:paragraph-rsid="0017332e" style:font-size-asian="11pt" style:font-style-asian="normal" style:font-size-complex="11pt" style:font-style-complex="normal"/>
    </style:style>
    <style:style style:name="P31" style:family="paragraph" style:parent-style-name="Text_20_body" style:list-style-name="L1">
      <style:text-properties style:use-window-font-color="true" style:font-name="Arial1" fo:font-size="11pt" fo:font-style="normal" officeooo:rsid="000d9913" officeooo:paragraph-rsid="001193b3" style:font-size-asian="11pt" style:font-style-asian="normal" style:font-size-complex="11pt" style:font-style-complex="normal"/>
    </style:style>
    <style:style style:name="P32" style:family="paragraph" style:parent-style-name="Text_20_body" style:list-style-name="L1">
      <style:text-properties style:use-window-font-color="true" style:font-name="Arial1" fo:font-size="11pt" fo:font-style="normal" officeooo:rsid="000d9913" officeooo:paragraph-rsid="0013f85d" style:font-size-asian="11pt" style:font-style-asian="normal" style:font-size-complex="11pt" style:font-style-complex="normal"/>
    </style:style>
    <style:style style:name="P33" style:family="paragraph" style:parent-style-name="Text_20_body" style:list-style-name="L2">
      <style:text-properties style:use-window-font-color="true" style:font-name="Arial1" fo:font-size="11pt" fo:font-style="normal" officeooo:rsid="000d9913" officeooo:paragraph-rsid="00190f4b" style:font-size-asian="11pt" style:font-style-asian="normal" style:font-size-complex="11pt" style:font-style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style:use-window-font-color="true" style:font-name="Arial1" fo:font-size="11pt" fo:font-style="normal" officeooo:rsid="0016f743" officeooo:paragraph-rsid="00190f4b" style:font-size-asian="11pt" style:font-style-asian="normal" style:font-size-complex="11pt" style:font-style-complex="normal"/>
    </style:style>
    <style:style style:name="P35" style:family="paragraph" style:parent-style-name="Text_20_body" style:list-style-name="L2">
      <style:paragraph-properties fo:text-align="start" style:justify-single-word="false"/>
      <style:text-properties style:font-name="Arial1" fo:font-size="11pt" officeooo:paragraph-rsid="00190f4b" style:font-size-asian="11pt" style:font-size-complex="11pt"/>
    </style:style>
    <style:style style:name="P36" style:family="paragraph" style:parent-style-name="Text_20_body" style:list-style-name="L3">
      <style:text-properties style:font-name="Arial1" fo:font-size="11pt" officeooo:rsid="0013f85d" officeooo:paragraph-rsid="0013f85d" style:font-size-asian="11pt" style:font-size-complex="11pt"/>
    </style:style>
    <style:style style:name="P37" style:family="paragraph" style:parent-style-name="Text_20_body" style:list-style-name="L7">
      <style:text-properties style:font-name="Arial1" fo:font-size="11pt" officeooo:rsid="0013f85d" officeooo:paragraph-rsid="0013f85d" style:font-size-asian="11pt" style:font-size-complex="11pt"/>
    </style:style>
    <style:style style:name="P38" style:family="paragraph" style:parent-style-name="Text_20_body" style:list-style-name="L7">
      <style:text-properties style:font-name="Arial1" fo:font-size="11pt" officeooo:rsid="0013f85d" officeooo:paragraph-rsid="0014f1a3" style:font-size-asian="11pt" style:font-size-complex="11pt"/>
    </style:style>
    <style:style style:name="P39" style:family="paragraph" style:parent-style-name="Text_20_body" style:list-style-name="L7">
      <style:text-properties style:font-name="Arial1" fo:font-size="11pt" officeooo:rsid="0014f1a3" officeooo:paragraph-rsid="0014f1a3" style:font-size-asian="11pt" style:font-size-complex="11pt"/>
    </style:style>
    <style:style style:name="P40" style:family="paragraph" style:parent-style-name="Text_20_body" style:list-style-name="L7">
      <style:text-properties style:font-name="Arial1" fo:font-size="11pt" officeooo:rsid="00159dc6" officeooo:paragraph-rsid="00159dc6" style:font-size-asian="11pt" style:font-size-complex="11pt"/>
    </style:style>
    <style:style style:name="P41" style:family="paragraph" style:parent-style-name="Text_20_body" style:list-style-name="L8">
      <style:text-properties style:font-name="Arial1" fo:font-size="11pt" officeooo:rsid="00159dc6" officeooo:paragraph-rsid="00159dc6" style:font-size-asian="11pt" style:font-size-complex="11pt"/>
    </style:style>
    <style:style style:name="P42" style:family="paragraph" style:parent-style-name="Text_20_body" style:list-style-name="L7">
      <style:text-properties style:font-name="Arial1" fo:font-size="11pt" officeooo:rsid="001c40eb" officeooo:paragraph-rsid="001c40eb" style:font-size-asian="11pt" style:font-size-complex="11pt"/>
    </style:style>
    <style:style style:name="P43" style:family="paragraph" style:parent-style-name="Text_20_body" style:list-style-name="L8">
      <style:text-properties style:font-name="Arial1" fo:font-size="11pt" officeooo:rsid="000f97ff" officeooo:paragraph-rsid="000f97ff" style:font-size-asian="11pt" style:font-size-complex="11pt"/>
    </style:style>
    <style:style style:name="P44" style:family="paragraph" style:parent-style-name="Text_20_body" style:list-style-name="L8">
      <style:text-properties style:font-name="Arial1" fo:font-size="11pt" officeooo:rsid="001d3092" officeooo:paragraph-rsid="001d3092" style:font-size-asian="11pt" style:font-size-complex="11pt"/>
    </style:style>
    <style:style style:name="P45" style:family="paragraph" style:parent-style-name="Text_20_body" style:list-style-name="L9">
      <style:text-properties style:font-name="Arial1" fo:font-size="11pt" officeooo:rsid="001d3092" officeooo:paragraph-rsid="001d3092" style:font-size-asian="11pt" style:font-size-complex="11pt"/>
    </style:style>
    <style:style style:name="P46" style:family="paragraph" style:parent-style-name="Text_20_body" style:list-style-name="L9">
      <style:text-properties style:font-name="Arial1" fo:font-size="11pt" officeooo:rsid="00226aac" officeooo:paragraph-rsid="00226aac" style:font-size-asian="11pt" style:font-size-complex="11pt"/>
    </style:style>
    <style:style style:name="P47" style:family="paragraph" style:parent-style-name="Text_20_body">
      <style:text-properties style:font-name="Arial1" officeooo:paragraph-rsid="0016f743"/>
    </style:style>
    <style:style style:name="P48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0f4b" officeooo:paragraph-rsid="00190f4b" style:text-blinking="false" fo:background-color="transparent" style:font-size-asian="11pt" style:font-size-complex="11pt"/>
    </style:style>
    <style:style style:name="P4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5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a24bd" style:text-blinking="false" fo:background-color="transparent" style:font-size-asian="11pt" style:font-size-complex="11pt"/>
    </style:style>
    <style:style style:name="P51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4bd" officeooo:paragraph-rsid="001a24bd" style:text-blinking="false" fo:background-color="transparent" style:font-size-asian="11pt" style:font-size-complex="11pt"/>
    </style:style>
    <style:style style:name="P52" style:family="paragraph" style:parent-style-name="Heading_20_1">
      <style:text-properties style:font-name="Arial1"/>
    </style:style>
    <style:style style:name="P53" style:family="paragraph" style:parent-style-name="Heading_20_1" style:master-page-name="">
      <style:paragraph-properties style:page-number="auto" fo:break-before="page"/>
      <style:text-properties style:font-name="Arial1"/>
    </style:style>
    <style:style style:name="P54" style:family="paragraph" style:parent-style-name="Heading_20_3">
      <style:text-properties style:font-name="Arial1"/>
    </style:style>
    <style:style style:name="P55" style:family="paragraph" style:parent-style-name="Heading_20_2">
      <style:text-properties style:font-name="Arial1"/>
    </style:style>
    <style:style style:name="P56" style:family="paragraph" style:parent-style-name="Heading_20_4">
      <style:text-properties style:font-name="Arial1" fo:font-size="13pt" style:font-size-asian="13pt" style:font-size-complex="13pt"/>
    </style:style>
    <style:style style:name="P57" style:family="paragraph">
      <style:paragraph-properties fo:text-align="center"/>
    </style:style>
    <style:style style:name="T1" style:family="text">
      <style:text-properties officeooo:rsid="000d9913"/>
    </style:style>
    <style:style style:name="T2" style:family="text">
      <style:text-properties fo:color="#800000"/>
    </style:style>
    <style:style style:name="T3" style:family="text">
      <style:text-properties style:use-window-font-color="true" officeooo:rsid="000d9913"/>
    </style:style>
    <style:style style:name="T4" style:family="text">
      <style:text-properties style:use-window-font-color="true" fo:font-style="normal" officeooo:rsid="000d9913" style:font-style-asian="normal" style:font-style-complex="normal"/>
    </style:style>
    <style:style style:name="T5" style:family="text">
      <style:text-properties style:use-window-font-color="true" fo:font-style="normal" officeooo:rsid="0016f743" style:font-style-asian="normal" style:font-style-complex="normal"/>
    </style:style>
    <style:style style:name="T6" style:family="text">
      <style:text-properties officeooo:rsid="0014f1a3"/>
    </style:style>
    <style:style style:name="T7" style:family="text">
      <style:text-properties officeooo:rsid="0016f743"/>
    </style:style>
    <style:style style:name="T8" style:family="text">
      <style:text-properties officeooo:rsid="0017332e"/>
    </style:style>
    <style:style style:name="T9" style:family="text">
      <style:text-properties officeooo:rsid="00190f4b"/>
    </style:style>
    <style:style style:name="T10" style:family="text">
      <style:text-properties officeooo:rsid="001a24bd"/>
    </style:style>
    <style:style style:name="T11" style:family="text">
      <style:text-properties officeooo:rsid="001d3092"/>
    </style:style>
    <style:style style:name="T12" style:family="text">
      <style:text-properties officeooo:rsid="00207ad7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0ec254" style:font-size-asian="11pt" style:font-size-complex="11pt"/>
    </style:style>
    <style:style style:name="T17" style:family="text">
      <style:text-properties fo:font-size="11pt" officeooo:rsid="000fc789" style:font-size-asian="11pt" style:font-size-complex="11pt"/>
    </style:style>
    <style:style style:name="T18" style:family="text">
      <style:text-properties fo:font-size="11pt" officeooo:rsid="0016f743" style:font-size-asian="11pt" style:font-size-complex="11pt"/>
    </style:style>
    <style:style style:name="T19" style:family="text">
      <style:text-properties officeooo:rsid="00226aac"/>
    </style:style>
    <style:style style:name="T20" style:family="text">
      <style:text-properties officeooo:rsid="00274ec5"/>
    </style:style>
    <style:style style:name="T21" style:family="text">
      <style:text-properties officeooo:rsid="0032f384"/>
    </style:style>
    <style:style style:name="T22" style:family="text">
      <style:text-properties officeooo:rsid="003ac8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884cm" fo:min-width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84cm" fo:min-width="4.5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884cm" fo:min-width="5.1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884cm" fo:min-width="6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884cm" fo:min-width="5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 Software Requirements Document:<text:line-break/><text:span text:style-name="T1">Programming Club Server</text:span></text:p>
      <text:p text:style-name="Contents_20_Heading"/>
      <text:p text:style-name="P16"><text:tab/><text:tab/><text:tab/><text:span text:style-name="T13">Shikhar Gupta (B14132)<text:tab/><text:tab/><text:tab/></text:span></text:p>
      <text:p text:style-name="P15"><text:tab/>Tapesh Joham (B14136)<text:tab/></text:p>
      <text:p text:style-name="P15">Mandala Rishik Reddy (B14322)</text:p>
      <text:p text:style-name="P15">Sunil Kumar (B14<text:span text:style-name="T12">135</text:span>)<text:span text:style-name="T14"><text:line-break/></text:span></text:p>
      <text:p text:style-name="P14">April 2017</text:p>
      <text:p text:style-name="P14"/>
      <text:p text:style-name="P2"/>
      <text:p text:style-name="P29"><text:span text:style-name="T3">Programming Club Server</text:span><text:line-break/>Requirements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21">v1.0</text:p>
          </table:table-cell>
          <table:table-cell table:style-name="Table1.B2" office:value-type="date" office:date-value="2017-04-24">
            <text:p text:style-name="P21"><text:span text:style-name="T1">24</text:span>/0<text:span text:style-name="T1">4</text:span>/<text:span text:style-name="T1">17</text:span></text:p>
          </table:table-cell>
          <table:table-cell table:style-name="Table1.A2" office:value-type="string">
            <text:p text:style-name="P20">Shikhar, Rishik, <text:span text:style-name="T6">Tapesh, Sunil</text:span></text:p>
          </table:table-cell>
          <table:table-cell table:style-name="Table1.D2" office:value-type="string">
            <text:p text:style-name="P21">Initial version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1Introduction<text:tab/>2</text:p>
          <text:p text:style-name="P25">1.1Need and Purpose<text:tab/>2</text:p>
          <text:p text:style-name="P25">1.2Intended Audience<text:tab/>2</text:p>
          <text:p text:style-name="P25">1.3References<text:tab/>2</text:p>
          <text:p text:style-name="P26">2Description<text:tab/>2</text:p>
          <text:p text:style-name="P25">2.1Features and Functions<text:tab/>2</text:p>
          <text:p text:style-name="P28">Features<text:tab/>2</text:p>
          <text:p text:style-name="P28">Functions<text:tab/>3</text:p>
          <text:p text:style-name="P25">2.2Users<text:tab/>3</text:p>
          <text:p text:style-name="P25">2.3Operating Environment<text:tab/>3</text:p>
          <text:p text:style-name="P27">2.3.1Hardware<text:tab/>3</text:p>
          <text:p text:style-name="P27">2.3.2Software<text:tab/>3</text:p>
          <text:p text:style-name="P26">3Specific Requirements<text:tab/>4</text:p>
          <text:p text:style-name="P25">3.1External Interfaces<text:tab/>4</text:p>
          <text:p text:style-name="P25">3.2Performance Requirements<text:tab/>4</text:p>
          <text:p text:style-name="P25">3.3Design Constraints<text:tab/>4</text:p>
          <text:p text:style-name="P26">4Mini-Project Plan<text:tab/>4</text:p>
        </text:index-body>
      </text:table-of-content>
      <text:p text:style-name="P4"/>
      <text:h text:style-name="P53" text:outline-level="1">Introduction</text:h>
      <text:p text:style-name="P5"><text:span text:style-name="T1">The task is to setup a server to host multiple applications which</text:span> are heterogeneous in terms of the software components required. <text:span text:style-name="T1">This is realized by deploying shared docker containers for shared components across projects while monitoring and controlling the resource usage by each application.</text:span></text:p>
      <text:h text:style-name="P55" text:outline-level="2">Need and Purpose</text:h>
      <text:p text:style-name="P6">The programming club wants to host several student projects. These student projects are heterogeneous in terms of the software components required. If one of the projects that shares a container has a heavy load, it will affect others as well. </text:p>
      <text:h text:style-name="P55" text:outline-level="2">Intended Audience</text:h>
      <text:p text:style-name="P47"><text:span text:style-name="T16">This document is intended for the administrators of the server </text:span><text:span text:style-name="T18">and </text:span><text:span text:style-name="T16">members of IIT Mandi who may use the server to host their applications.</text:span></text:p>
      <text:h text:style-name="P52" text:outline-level="1">Description</text:h>
      <text:p text:style-name="P9"><text:span text:style-name="T16">We</text:span><text:span text:style-name="T15"> want to create shared containers </text:span><text:span text:style-name="T16">using docker</text:span><text:span text:style-name="T15"> for shared components </text:span><text:span text:style-name="T16">like LAMP, Node.js, <text:s/>Ruby on Rails, Django</text:span><text:span text:style-name="T15"> </text:span><text:span text:style-name="T17">etc. </text:span><text:span text:style-name="T15">across projects. Sharing containers is not always a good idea. If one of the projects that shares a container has a heavy load, it will affect others as well. Hence, we need mechanism to monitor application level requests and isolate the application from others in case its requests increase beyond a threshold. We can create a new container for that project with a cap on the resource usage.</text:span> <text:s/></text:p>
      <text:h text:style-name="P55" text:outline-level="2">Features and Functions</text:h>
      <text:h text:style-name="P56" text:outline-level="4">Features</text:h>
      <text:p text:style-name="P7">List of features to be implemented:</text:p>
      <text:list xml:id="list3701680971499005299" text:style-name="L1">
        <text:list-item>
          <text:p text:style-name="P30">Simulation of root-user rights to users who want to host their apps</text:p>
        </text:list-item>
        <text:list-item>
          <text:p text:style-name="P30">Balancing consumption of resources across all applications</text:p>
        </text:list-item>
        <text:list-item>
          <text:p text:style-name="P31">Allowing <text:span text:style-name="T8">remote</text:span> access <text:span text:style-name="T9">via SSH</text:span> to <text:span text:style-name="T8">server</text:span> from Internet for IIT Mandi members</text:p>
        </text:list-item>
        <text:list-item>
          <text:p text:style-name="P31">Managing users, usergroups and their rights within containers</text:p>
        </text:list-item>
        <text:list-item>
          <text:p text:style-name="P30">Hosting multiple <text:span text:style-name="T9">websites on same server</text:span></text:p>
        </text:list-item>
        <text:list-item>
          <text:p text:style-name="P32">Hosting remote database for Android and IoT applications</text:p>
        </text:list-item>
      </text:list>
      <text:p text:style-name="P19"/>
      <text:h text:style-name="P56" text:outline-level="4">Functions</text:h>
      <text:p text:style-name="P11">Functions to be implemented:</text:p>
      <text:list xml:id="list8486621043477053007" text:style-name="L2">
        <text:list-item>
          <text:p text:style-name="P35"><text:span text:style-name="T4">Shared Docker Containers for hosting apps on same platforms like LAMP, Node.js </text:span><text:span text:style-name="T5">etc.</text:span></text:p>
        </text:list-item>
        <text:list-item>
          <text:p text:style-name="P33">Monitoring resource consumption by each application </text:p>
        </text:list-item>
        <text:list-item>
          <text:p text:style-name="P34"><text:soft-page-break/>Controlling the resource consumption by each application</text:p>
        </text:list-item>
        <text:list-item>
          <text:p text:style-name="P34">Virtual Host Configuration and redirecting the traffic to appropriate containers</text:p>
        </text:list-item>
      </text:list>
      <text:h text:style-name="P55" text:outline-level="2">Users</text:h>
      <text:list xml:id="list7269698657565320079" text:style-name="L3">
        <text:list-item>
          <text:p text:style-name="P36">Students of IIT Mandi to host their personal projects</text:p>
        </text:list-item>
        <text:list-item>
          <text:p text:style-name="P36">Student Gymkhana to host websites of each student club</text:p>
        </text:list-item>
      </text:list>
      <text:h text:style-name="P55" text:outline-level="2">Operating Environment</text:h>
      <text:h text:style-name="P54" text:outline-level="3">Hardware</text:h>
      <text:p text:style-name="P10">Even though an entry-level PC is sufficient to host apps, but keeping in mind expansion and increase in number of users <text:span text:style-name="T11">in future</text:span>, we have proposed an entry-level server class machine.</text:p>
      <text:p text:style-name="P12">The hardware required for the server has already been bought by the institute according to the following requirements:</text:p>
      <text:list xml:id="list2191649331935034503" text:style-name="L4">
        <text:list-item>
          <text:p text:style-name="P48"><text:bookmark text:name="docs-internal-guid-77ac7080-9f3c-d19d-e255-c3fe4c2915c9"/>A 1 to 2 TB HDD 16+GB RAM </text:p>
        </text:list-item>
        <text:list-item text:style-override="L5">
          <text:p text:style-name="P49">Xeon E3 1225 v5 or <text:span text:style-name="T10">better</text:span></text:p>
        </text:list-item>
        <text:list-item text:style-override="L5">
          <text:p text:style-name="P49">24X7 powered on server</text:p>
        </text:list-item>
        <text:list-item text:style-override="L5">
          <text:p text:style-name="P49">Must be accessible from both <text:span text:style-name="T10">college </text:span>in<text:span text:style-name="T10">tranet</text:span> and <text:span text:style-name="T10">internet</text:span></text:p>
        </text:list-item>
        <text:list-item text:style-override="L5">
          <text:p text:style-name="P49">Superuser access</text:p>
        </text:list-item>
        <text:list-item text:style-override="L5">
          <text:p text:style-name="P49">Unrestricted high speed internet access</text:p>
        </text:list-item>
      </text:list>
      <text:p text:style-name="P18">The suggested pre-built machines for the same were:</text:p>
      <text:list xml:id="list2880031448262462132" text:style-name="L6">
        <text:list-item>
          <text:p text:style-name="P51"><text:bookmark text:name="docs-internal-guid-77ac7080-9f43-a8a3-3815-58b9b620b970"/>HP Z238</text:p>
        </text:list-item>
        <text:list-item>
          <text:p text:style-name="P50">HP Z240</text:p>
        </text:list-item>
        <text:list-item>
          <text:p text:style-name="P50">HP Z230</text:p>
        </text:list-item>
      </text:list>
      <text:h text:style-name="P54" text:outline-level="3">Software</text:h>
      <text:list xml:id="list4817724375373904198" text:style-name="L7">
        <text:list-item>
          <text:p text:style-name="P37">Operating System for the server can be chosen from various distributions of Linux like:</text:p>
          <text:list>
            <text:list-item>
              <text:p text:style-name="P38">Red Hat / Cent-OS</text:p>
            </text:list-item>
            <text:list-item>
              <text:p text:style-name="P38">Open SUSE</text:p>
            </text:list-item>
            <text:list-item>
              <text:p text:style-name="P38">Linux from Scratch</text:p>
            </text:list-item>
            <text:list-item>
              <text:p text:style-name="P38">Ubuntu-Server</text:p>
            </text:list-item>
          </text:list>
        </text:list-item>
        <text:list-item>
          <text:p text:style-name="P39">Virtualization is provided by using Docker to allow users to gain superuser control of their application container keeping them isolated from the actual server.</text:p>
        </text:list-item>
        <text:list-item>
          <text:p text:style-name="P40">Nginx to redirect the traffic to appropriate docker containers.</text:p>
        </text:list-item>
        <text:list-item>
          <text:p text:style-name="P40">Nagios with NRPE monitor the resource consumption by each container and each application within container.</text:p>
        </text:list-item>
        <text:list-item>
          <text:p text:style-name="P42">OpenSSH server to allow remote access for users.</text:p>
        </text:list-item>
      </text:list>
      <text:h text:style-name="P52" text:outline-level="1"><text:soft-page-break/>Specific Requirements</text:h>
      <text:h text:style-name="P55" text:outline-level="2">External Interfaces</text:h>
      <text:list xml:id="list3244510795727347974" text:style-name="L8">
        <text:list-item>
          <text:p text:style-name="P43">SSH access from internet for IIT Mandi members can be provided by using a VPN server within IIT Mandi intranet.</text:p>
        </text:list-item>
        <text:list-item>
          <text:p text:style-name="P41">The domain name resolution entries need to be added on iitmandi.ac.in server.</text:p>
        </text:list-item>
        <text:list-item>
          <text:p text:style-name="P44">Several applications may need specific ports to be open. These ports should be whitelisted on the gateway.</text:p>
        </text:list-item>
      </text:list>
      <text:h text:style-name="P55" text:outline-level="2">Performance Requirements</text:h>
      <text:p text:style-name="P13">The specified server should be sufficient to host about 50 different apps with average user load 100 users/sec and maximum response time less than 2 seconds.</text:p>
      <text:h text:style-name="P55" text:outline-level="2">Design Constraints</text:h>
      <text:list xml:id="list9118702490882854593" text:style-name="L9">
        <text:list-item>
          <text:p text:style-name="P46">Each docker image have only one instance or container <text:span text:style-name="T20">running</text:span>.</text:p>
        </text:list-item>
        <text:list-item>
          <text:p text:style-name="P45"><text:span text:style-name="T19">Applications cannot c</text:span>ommunicat<text:span text:style-name="T19">e</text:span> between containers.</text:p>
        </text:list-item>
        <text:list-item>
          <text:p text:style-name="P46">All data within container gets lost if container crashes.</text:p>
        </text:list-item>
      </text:list>
      <text:h text:style-name="P52" text:outline-level="1">Mini-Project Plan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ate</text:p>
          </table:table-cell>
          <table:table-cell table:style-name="Table2.B1" office:value-type="string">
            <text:p text:style-name="P24">Work to be done</text:p>
          </table:table-cell>
        </table:table-row>
        <table:table-row>
          <table:table-cell table:style-name="Table2.A2" office:value-type="string">
            <text:p text:style-name="P22">25-04-2017</text:p>
          </table:table-cell>
          <table:table-cell table:style-name="Table2.B2" office:value-type="string">
            <text:p text:style-name="P22">Initial Requirements document</text:p>
          </table:table-cell>
        </table:table-row>
        <table:table-row>
          <table:table-cell table:style-name="Table2.A2" office:value-type="string">
            <text:p text:style-name="P22">02-05-2017</text:p>
          </table:table-cell>
          <table:table-cell table:style-name="Table2.B2" office:value-type="string">
            <text:p text:style-name="P22">Project design and design document</text:p>
          </table:table-cell>
        </table:table-row>
        <table:table-row>
          <table:table-cell table:style-name="Table2.A2" office:value-type="string">
            <text:p text:style-name="P22">09-05-1017</text:p>
          </table:table-cell>
          <table:table-cell table:style-name="Table2.B2" office:value-type="string">
            <text:p text:style-name="P23">Finish creating Docker containers <text:span text:style-name="T21">and </text:span>Use Nginx to redirect traffic to various containers</text:p>
          </table:table-cell>
        </table:table-row>
        <table:table-row>
          <table:table-cell table:style-name="Table2.A5" office:value-type="string">
            <text:p text:style-name="P22">16-05-2017</text:p>
          </table:table-cell>
          <table:table-cell table:style-name="Table2.B5" office:value-type="string">
            <text:p text:style-name="P23">Testing, final project report and design report</text:p>
          </table:table-cell>
        </table:table-row>
      </table:table>
      <text:p text:style-name="P3"/>
      <text:p text:style-name="P3"><draw:custom-shape text:anchor-type="paragraph" draw:z-index="3" draw:name="ad" draw:style-name="gr3" svg:width="4.553cm" svg:height="1.885cm" svg:x="9.754cm" svg:y="-0.206cm"><text:p>Create Docker Containers</text:p><draw:enhanced-geometry svg:viewBox="0 0 21600 21600" draw:type="rectangle" draw:enhanced-path="M 0 0 L 21600 0 21600 21600 0 21600 0 0 Z N"/></draw:custom-shape><draw:custom-shape text:anchor-type="paragraph" draw:z-index="0" draw:name="ad" draw:style-name="gr1" svg:width="4.335cm" svg:height="1.885cm" svg:x="-2.385cm" svg:y="-0.118cm"><text:p>Requirements Document</text:p><draw:enhanced-geometry svg:viewBox="0 0 21600 21600" draw:type="rectangle" draw:enhanced-path="M 0 0 L 21600 0 21600 21600 0 21600 0 0 Z N"/></draw:custom-shape><draw:custom-shape text:anchor-type="paragraph" draw:z-index="2" draw:name="ad" draw:style-name="gr3" svg:width="4.553cm" svg:height="1.885cm" svg:x="3.602cm" svg:y="-0.139cm"><text:p>Detailed Design document</text:p><draw:enhanced-geometry svg:viewBox="0 0 21600 21600" draw:type="rectangle" draw:enhanced-path="M 0 0 L 21600 0 21600 21600 0 21600 0 0 Z N"/></draw:custom-shape></text:p>
      <text:p text:style-name="P3"><draw:line text:anchor-type="paragraph" draw:z-index="1" draw:name="Shape1" draw:style-name="gr2" draw:text-style-name="P57" svg:x1="1.949cm" svg:y1="-0.111cm" svg:x2="3.593cm" svg:y2="-0.122cm"><text:p/></draw:line><draw:line text:anchor-type="paragraph" draw:z-index="4" draw:name="Shape1" draw:style-name="gr2" draw:text-style-name="P57" svg:x1="8.068cm" svg:y1="0.097cm" svg:x2="9.712cm" svg:y2="0.086cm"><text:p/></draw:line><draw:line text:anchor-type="paragraph" draw:z-index="5" draw:name="Shape2" draw:style-name="gr4" draw:text-style-name="P57" svg:x1="14.307cm" svg:y1="0.18cm" svg:x2="16.004cm" svg:y2="0.222cm"><text:p/></draw:line><draw:line text:anchor-type="paragraph" draw:z-index="6" draw:name="Shape3" draw:style-name="gr5" draw:text-style-name="P57" svg:x1="16.004cm" svg:y1="0.222cm" svg:x2="16.027cm" svg:y2="1.314cm"><text:p/></draw:line><draw:custom-shape text:anchor-type="paragraph" draw:z-index="7" draw:name="ad" draw:style-name="gr6" svg:width="5.105cm" svg:height="1.885cm" svg:x="12.928cm" svg:y="1.344cm"><text:p>Use Nginx to redirect traffic</text:p><draw:enhanced-geometry svg:viewBox="0 0 21600 21600" draw:type="rectangle" draw:enhanced-path="M 0 0 L 21600 0 21600 21600 0 21600 0 0 Z N"/></draw:custom-shape><draw:line text:anchor-type="paragraph" draw:z-index="8" draw:name="Shape4" draw:style-name="gr5" draw:text-style-name="P57" svg:x1="12.852cm" svg:y1="2.67cm" svg:x2="11.407cm" svg:y2="2.649cm"><text:p/></draw:line><draw:custom-shape text:anchor-type="paragraph" draw:z-index="9" draw:name="ad" draw:style-name="gr7" svg:width="6.042cm" svg:height="1.885cm" svg:x="5.42cm" svg:y="1.72cm"><text:p>Testing and analysis using Nagios</text:p><draw:enhanced-geometry svg:viewBox="0 0 21600 21600" draw:type="rectangle" draw:enhanced-path="M 0 0 L 21600 0 21600 21600 0 21600 0 0 Z N"/></draw:custom-shape><draw:line text:anchor-type="paragraph" draw:z-index="10" draw:name="Shape4" draw:style-name="gr5" draw:text-style-name="P57" svg:x1="5.488cm" svg:y1="2.836cm" svg:x2="4.043cm" svg:y2="2.815cm"><text:p/></draw:line><draw:custom-shape text:anchor-type="paragraph" draw:z-index="11" draw:name="ad" draw:style-name="gr8" svg:width="5.601cm" svg:height="1.885cm" svg:x="-1.558cm" svg:y="1.983cm"><text:p>Final Project and Design Report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932 6" svg:d="M0 6l932-6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top="1.194cm" fo:margin-bottom="0.203cm" loext:contextual-spacing="false" fo:text-align="center" style:justify-single-word="false"/>
      <style:text-properties fo:color="#008000" style:font-name="timmons" fo:font-family="timmons" style:font-pitch="variable" fo:font-size="24pt" fo:font-style="italic" fo:font-weight="bold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10pt" fo:font-style="normal" style:font-size-asian="10pt" style:font-style-asian="normal" style:font-size-complex="10pt" style:font-style-complex="normal"/>
    </style:style>
    <style:style style:name="MT1" style:family="text">
      <style:text-properties officeooo:rsid="000d9913"/>
    </style:style>
    <style:style style:name="MT2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MP1">IIT Mandi<text:tab/><text:span text:style-name="MT1">Programming Club Server </text:span>Software Requirements<text:tab/><text:tab/><text:span text:style-name="MT2"><text:page-number text:select-page="current">4</text:page-number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7-04-25T11:42:26.608573447</dc:date>
    <meta:editing-duration>PT13H16M57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6" meta:paragraph-count="107" meta:word-count="800" meta:character-count="4972" meta:non-whitespace-character-count="4313"/>
  </office:meta>
</office:document-meta>
</file>